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otal Money Spent by Each Customer </text:p>
      <text:p text:style-name="Standard">SELECT <text:line-break/> <text:s text:c="3"/>c.First_Name || ' ' || c.Last_Name AS CustomerName, <text:line-break/> <text:s text:c="3"/>SUM(fs.Quantity * dp.Price) AS TotalSpent<text:line-break/>FROM <text:line-break/> <text:s text:c="3"/>Fact_Sales fs<text:line-break/>JOIN <text:line-break/> <text:s text:c="3"/>Dim_Customer c ON fs.Customer_ID = c.Customer_ID<text:line-break/>JOIN <text:line-break/> <text:s text:c="3"/>Dim_Product dp ON fs.Product_ID = dp.Product_ID<text:line-break/>GROUP BY <text:line-break/> <text:s text:c="3"/>CustomerName<text:line-break/>ORDER BY <text:line-break/> <text:s text:c="3"/>TotalSpent DESC;<text:line-break/>---------------------------------</text:p>
      <text:p text:style-name="Standard">Total Sales Per Product Category </text:p>
      <text:p text:style-name="Standard">SELECT <text:line-break/> <text:s text:c="3"/>dc.Category_Name, <text:line-break/> <text:s text:c="3"/>SUM(fs.Quantity) AS TotalQuantitySold<text:line-break/>FROM <text:line-break/> <text:s text:c="3"/>Fact_Sales fs<text:line-break/>JOIN <text:line-break/> <text:s text:c="3"/>Dim_Product dp ON fs.Product_ID = dp.Product_ID<text:line-break/>JOIN <text:line-break/> <text:s text:c="3"/>Dim_Category dc ON dp.Category = dc.Category_id<text:line-break/>GROUP BY <text:line-break/> <text:s text:c="3"/>dc.Category_Name<text:line-break/>ORDER BY <text:line-break/> <text:s text:c="3"/>TotalQuantitySold DESC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3:39:32.170000000</meta:creation-date>
    <dc:date>2025-01-19T23:40:56.243000000</dc:date>
    <meta:editing-duration>PT1M24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4" meta:word-count="79" meta:character-count="693" meta:non-whitespace-character-count="545"/>
  </office:meta>
</office:document-meta>
</file>